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officeooo:rsid="0016ee12" officeooo:paragraph-rsid="0016ee12" style:font-size-asian="18.3500003814697pt" style:font-size-complex="21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6ee12" officeooo:paragraph-rsid="0016ee1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italic" fo:font-weight="bold" officeooo:rsid="0016ee12" officeooo:paragraph-rsid="0016ee12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8pt" fo:font-style="italic" fo:font-weight="bold" officeooo:rsid="0016ee12" officeooo:paragraph-rsid="0016ee12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6ee12" officeooo:paragraph-rsid="0016ee12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6ee12" officeooo:paragraph-rsid="0016ee12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6ee12"/>
    </style:style>
    <style:style style:name="P8" style:family="paragraph" style:parent-style-name="Standard">
      <style:paragraph-properties fo:text-align="start" style:justify-single-word="false"/>
      <style:text-properties officeooo:paragraph-rsid="0016ee12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16ee12"/>
    </style:style>
    <style:style style:name="P10" style:family="paragraph" style:parent-style-name="Standard" style:list-style-name="L6">
      <style:paragraph-properties fo:text-align="start" style:justify-single-word="false"/>
      <style:text-properties officeooo:paragraph-rsid="0016ee12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6ee12" officeooo:paragraph-rsid="0016ee12"/>
    </style:style>
    <style:style style:name="P12" style:family="paragraph" style:parent-style-name="Standard">
      <style:paragraph-properties fo:text-align="start" style:justify-single-word="false"/>
      <style:text-properties officeooo:rsid="0016ee12" officeooo:paragraph-rsid="0016ee12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16ee12" officeooo:paragraph-rsid="0016ee12"/>
    </style:style>
    <style:style style:name="P14" style:family="paragraph" style:parent-style-name="Standard" style:list-style-name="L6">
      <style:paragraph-properties fo:text-align="start" style:justify-single-word="false"/>
      <style:text-properties officeooo:rsid="0016ee12" officeooo:paragraph-rsid="0016ee12"/>
    </style:style>
    <style:style style:name="P15" style:family="paragraph" style:parent-style-name="Standard" style:list-style-name="L7">
      <style:paragraph-properties fo:text-align="start" style:justify-single-word="false"/>
      <style:text-properties officeooo:rsid="0016ee12" officeooo:paragraph-rsid="0016ee12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ee12" officeooo:paragraph-rsid="0016ee12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ee12" officeooo:paragraph-rsid="0016ee12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16ee12" officeooo:paragraph-rsid="0016ee12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6ee12" style:font-size-asian="15.75pt" style:font-size-complex="18pt"/>
    </style:style>
    <style:style style:name="T3" style:family="text">
      <style:text-properties fo:font-size="18pt" style:text-underline-style="none" style:font-size-asian="15.75pt" style:font-size-complex="18pt"/>
    </style:style>
    <style:style style:name="T4" style:family="text"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T5" style:family="text">
      <style:text-properties fo:font-size="18pt" style:text-underline-style="none" fo:font-weight="bold" style:font-size-asian="15.75pt" style:font-weight-asian="bold" style:font-size-complex="18pt" style:font-weight-complex="bold"/>
    </style:style>
    <style:style style:name="T6" style:family="text">
      <style:text-properties fo:font-size="18pt" fo:font-weight="bold" style:font-size-asian="15.75pt" style:font-weight-asian="bold" style:font-size-complex="18pt" style:font-weight-complex="bold"/>
    </style:style>
    <style:style style:name="T7" style:family="text">
      <style:text-properties fo:font-size="18pt" fo:font-style="normal" style:text-underline-style="none" fo:font-weight="normal" style:font-size-asian="15.75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8pt" fo:font-style="normal" style:text-underline-style="none" fo:font-weight="normal" officeooo:rsid="0016ee12" style:font-size-asian="15.75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18pt" fo:font-style="normal" style:text-underline-style="none" style:font-size-asian="15.75pt" style:font-style-asian="normal" style:font-size-complex="18pt" style:font-style-complex="normal"/>
    </style:style>
    <style:style style:name="T10" style:family="text">
      <style:text-properties fo:font-size="18pt" fo:font-style="normal" style:text-underline-style="none" fo:font-weight="bold" officeooo:rsid="0016ee12" style:font-size-asian="15.75pt" style:font-style-asian="normal" style:font-weight-asian="bold" style:font-size-complex="18pt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DEVELOPMENT</text:p>
      <text:list text:style-name="L2">
        <text:list-item>
          <text:p text:style-name="P7"><text:span text:style-name="T2">HTML</text:span></text:p>
        </text:list-item>
        <text:list-item>
          <text:p text:style-name="P11"><text:span text:style-name="T1">CSS: </text:span></text:p>
        </text:list-item>
        <text:list-item>
          <text:p text:style-name="P11"><text:span text:style-name="T1">JS :</text:span></text:p>
        </text:list-item>
      </text:list>
      <text:p text:style-name="P12"><text:span text:style-name="T1"/></text:p>
      <text:p text:style-name="P12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9">Programming lng </text:p>
          </table:table-cell>
          <table:table-cell table:style-name="Table1.B1" office:value-type="string">
            <text:p text:style-name="P19">Scripting lang </text:p>
            <text:p text:style-name="P19">I) client side</text:p>
            <text:p text:style-name="P19">ii)server side</text:p>
          </table:table-cell>
        </table:table-row>
        <table:table-row>
          <table:table-cell table:style-name="Table1.A2" office:value-type="string">
            <text:p text:style-name="P19">Logics </text:p>
          </table:table-cell>
          <table:table-cell table:style-name="Table1.B2" office:value-type="string">
            <text:p text:style-name="P19">Designs 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 office:value-type="string">
            <text:p text:style-name="P18"/>
          </table:table-cell>
        </table:table-row>
      </table:table>
      <text:p text:style-name="P12"><text:span text:style-name="T6"/></text:p>
      <text:p text:style-name="P12"><text:span text:style-name="T6"/></text:p>
      <text:p text:style-name="P12"><text:span text:style-name="T6">Meta</text:span><text:span text:style-name="T1"> </text:span><text:span text:style-name="T6">tag</text:span><text:span text:style-name="T1">s: are basically data about data </text:span></text:p>
      <text:p text:style-name="P12"><text:span text:style-name="T1"/></text:p>
      <text:p text:style-name="P16"><text:span text:style-name="T6">Attribute</text:span><text:span text:style-name="T1">:</text:span><text:span text:style-name="T3"> is used to provide some extra feature and properties.</text:span></text:p>
      <text:p text:style-name="P16"><text:span text:style-name="T3"/></text:p>
      <text:p text:style-name="P16"><text:span text:style-name="T5">&lt;br&gt;</text:span><text:span text:style-name="T3">: provide break to the content </text:span></text:p>
      <text:p text:style-name="P17"><text:span text:style-name="T3">&lt;h&gt;</text:span><text:span text:style-name="T4">: provides heading to the content it is upto h6</text:span></text:p>
      <text:p text:style-name="P17"><text:span text:style-name="T3">&lt;a&gt; (anchor tag)</text:span><text:span text:style-name="T4">: refering some link</text:span></text:p>
      <text:p text:style-name="P2">&lt;img&gt;: <text:span text:style-name="T11">insert image </text:span></text:p>
      <text:p text:style-name="P2">&lt;hr&gt;: <text:span text:style-name="T11"><text:s/>divide in two parts </text:span></text:p>
      <text:p text:style-name="P2">&lt;header&gt;:<text:span text:style-name="T11"> for head section of page </text:span></text:p>
      <text:p text:style-name="P2">&lt;main&gt;: <text:span text:style-name="T11">mid part of web page </text:span></text:p>
      <text:p text:style-name="P2">&lt;footer&gt;<text:span text:style-name="T11">: the lower most part of web page </text:span></text:p>
      <text:p text:style-name="P2"><text:span text:style-name="T11"/></text:p>
      <text:p text:style-name="P3"><text:span text:style-name="T11">Inside main tag</text:span></text:p>
      <text:list text:style-name="L3">
        <text:list-item>
          <text:p text:style-name="P4"><text:span text:style-name="T11">Section tag: for a section on your page &lt;section&gt;</text:span></text:p>
        </text:list-item>
        <text:list-item>
          <text:p text:style-name="P4"><text:span text:style-name="T11">Article tag: for an article on your page &lt;article&gt;</text:span></text:p>
        </text:list-item>
        <text:list-item>
          <text:p text:style-name="P4"><text:span text:style-name="T11">Aside Tag: &lt;aside&gt;</text:span></text:p>
        </text:list-item>
      </text:list>
      <text:p text:style-name="P3"><text:span text:style-name="T11"/></text:p>
      <text:p text:style-name="P5">&lt;div&gt;: <text:span text:style-name="T11"><text:s/>they are containers used for html elements Block element <text:s/>takes full width of screen. </text:span></text:p>
      <text:list text:style-name="L6">
        <text:list-item>
          <text:p text:style-name="P10"><text:soft-page-break/><text:span text:style-name="T8">Height resize according to container</text:span></text:p>
        </text:list-item>
        <text:list-item>
          <text:p text:style-name="P14"><text:span text:style-name="T7">customize height according to our need </text:span></text:p>
        </text:list-item>
      </text:list>
      <text:p text:style-name="P12"><text:span text:style-name="T7"/></text:p>
      <text:p text:style-name="P8"><text:span text:style-name="T10">&lt;span&gt;: </text:span><text:span text:style-name="T8"><text:s/>manage height according to the content </text:span></text:p>
      <text:list xml:id="list2005270793" text:style-name="L7">
        <text:list-item>
          <text:p text:style-name="P15"><text:span text:style-name="T7">width will be the size of a container </text:span></text:p>
        </text:list-item>
        <text:list-item>
          <text:p text:style-name="P15"><text:span text:style-name="T7">next element appear next to it if width is available </text:span></text:p>
        </text:list-item>
      </text:list>
      <text:p text:style-name="P6"><text:span text:style-name="T11">Block v/s inline </text:span></text:p>
      <text:list xml:id="list4243755633" text:style-name="L4">
        <text:list-item>
          <text:p text:style-name="P9"><text:span text:style-name="T8">block tag is mutable</text:span></text:p>
        </text:list-item>
        <text:list-item>
          <text:p text:style-name="P13"><text:span text:style-name="T7">but you cant modify the inline tag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7:59:31.523000000</meta:creation-date>
    <dc:date>2024-01-25T18:33:27.798000000</dc:date>
    <meta:editing-duration>P5DT33M57S</meta:editing-duration>
    <meta:editing-cycles>1</meta:editing-cycles>
    <meta:document-statistic meta:table-count="1" meta:image-count="0" meta:object-count="0" meta:page-count="2" meta:paragraph-count="33" meta:word-count="185" meta:character-count="1005" meta:non-whitespace-character-count="842"/>
    <meta:generator>LibreOffice/7.5.3.2$Windows_X86_64 LibreOffice_project/9f56dff12ba03b9acd7730a5a481eea045e468f3</meta:generator>
  </office:meta>
</office:document-meta>
</file>